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489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805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4" style:family="table-cell" style:parent-style-name="Default" style:data-style-name="N0">
      <style:table-cell-properties fo:background-color="#dee6ef" style:text-align-source="fix" style:repeat-content="false" fo:border="0.51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able-cell-properties fo:background-color="#dee6ef" style:text-align-source="fix" style:repeat-content="false" fo:wrap-option="wrap" fo:border="0.51pt solid #000000" style:vertical-align="middle"/>
      <style:paragraph-properties fo:text-align="center" fo:margin-left="0in"/>
    </style:style>
    <style:style style:name="ce6" style:family="table-cell" style:parent-style-name="Default" style:data-style-name="N0">
      <style:table-cell-properties fo:border="0.51pt solid #000000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dee6ef" style:text-align-source="fix" style:repeat-content="false" fo:border="0.51pt solid #000000"/>
      <style:paragraph-properties fo:text-align="center" fo:margin-left="0in"/>
    </style:style>
    <style:style style:name="ce10" style:family="table-cell" style:parent-style-name="Default" style:data-style-name="N0">
      <style:table-cell-properties fo:border="0.51pt solid #000000"/>
      <style:text-properties fo:font-style="italic" style:font-style-asian="italic" style:font-style-complex="italic"/>
    </style:style>
    <style:style style:name="ce11" style:family="table-cell" style:parent-style-name="Default" style:data-style-name="N2">
      <style:table-cell-properties fo:background-color="#dee6ef"/>
      <style:text-properties fo:color="#c9211e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dee6ef" style:text-align-source="fix" style:repeat-content="false" fo:wrap-option="wrap" fo:border="0.51pt solid #000000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dee6ef" style:text-align-source="fix" style:repeat-content="false" fo:border="0.51pt solid #000000"/>
      <style:paragraph-properties fo:text-align="end" fo:margin-left="0in"/>
    </style:style>
    <style:style style:name="ce14" style:family="table-cell" style:parent-style-name="Default" style:data-style-name="N1">
      <style:table-cell-properties fo:background-color="#dee6ef" style:text-align-source="fix" style:repeat-content="false" fo:border="0.51pt solid #000000"/>
      <style:paragraph-properties fo:text-align="center" fo:margin-left="0in"/>
    </style:style>
    <style:style style:name="ce15" style:family="table-cell" style:parent-style-name="Default">
      <style:table-cell-properties fo:background-color="#dee6ef" fo:border="0.51pt solid #000000"/>
    </style:style>
    <style:style style:name="ce16" style:family="table-cell" style:parent-style-name="Default">
      <style:table-cell-properties fo:background-color="#dee6ef" style:text-align-source="fix" style:repeat-content="false" fo:wrap-option="wrap" fo:border="0.51pt solid #000000" style:vertical-align="middle"/>
      <style:paragraph-properties fo:text-align="center" fo:margin-left="0in"/>
    </style:style>
    <style:style style:name="ce17" style:family="table-cell" style:parent-style-name="Default" style:data-style-name="N130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  <style:map style:condition="cell-content()&gt;25" style:apply-style-name="Untitled1" style:base-cell-address="BMI.E3"/>
      <style:map style:condition="cell-content()&lt;18" style:apply-style-name="Untitled1" style:base-cell-address="BMI.E3"/>
    </style:style>
    <style:style style:name="ce18" style:family="table-cell" style:parent-style-name="Default">
      <style:table-cell-properties fo:background-color="#dee6ef" style:text-align-source="fix" style:repeat-content="false" fo:wrap-option="wrap" fo:border="0.51pt solid #000000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19" style:family="table-cell" style:parent-style-name="Default" style:data-style-name="N2">
      <style:table-cell-properties fo:background-color="#dee6ef" fo:border="0.51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MI" table:style-name="ta1">
        <table:shapes>
          <draw:frame draw:z-index="0" draw:style-name="gr1" draw:text-style-name="P1" svg:width="7.0709in" svg:height="3.5067in" svg:x="0in" svg:y="2.4705in">
            <draw:object draw:notify-on-update-of-ranges="BMI.B2:BMI.B2 BMI.B3:BMI.B10 BMI.F2:BMI.F2 BMI.F3:BMI.F10 BMI.C2:BMI.C2 BMI.C3:BMI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3"/>
        <table:table-column table:style-name="co4" table:default-cell-style-name="ce14"/>
        <table:table-column table:style-name="co5" table:default-cell-style-name="ce17"/>
        <table:table-column table:style-name="co6" table:default-cell-style-name="ce19"/>
        <table:table-row table:style-name="ro1">
          <table:table-cell table:style-name="ce4" office:value-type="string" calcext:value-type="string" table:number-columns-spanned="6" table:number-rows-spanned="1">
            <text:p>Patient BMI standard deviation</text:p>
          </table:table-cell>
          <table:covered-table-cell table:number-columns-repeated="3" table:style-name="ce9"/>
          <table:covered-table-cell table:number-columns-repeated="2" table:style-name="ce15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atient</text:p>
          </table:table-cell>
          <table:table-cell table:style-name="ce12" office:value-type="string" calcext:value-type="string">
            <text:p>Height (m)</text:p>
          </table:table-cell>
          <table:table-cell table:style-name="ce5" office:value-type="string" calcext:value-type="string">
            <text:p>Weight (kg)</text:p>
          </table:table-cell>
          <table:table-cell table:style-name="ce16" office:value-type="string" calcext:value-type="string">
            <text:p>BMI</text:p>
          </table:table-cell>
          <table:table-cell table:style-name="ce18" office:value-type="string" calcext:value-type="string">
            <text:p>BMI DIFF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table:formula="of:=VLOOKUP([.A3];[$Name.A$1:.B$8];2)" office:value-type="string" office:string-value="Patient 3" calcext:value-type="string">
            <text:p>Patient 3</text:p>
          </table:table-cell>
          <table:table-cell table:formula="of:=VLOOKUP([.A3];[$Data.A$1:.C$9];3;0)/39.37" office:value-type="float" office:value="1.73" calcext:value-type="float">
            <text:p>1.73</text:p>
          </table:table-cell>
          <table:table-cell table:formula="of:=VLOOKUP([.A3];[$Data.A$2:.B$9];2;0)/2.2" office:value-type="float" office:value="87" calcext:value-type="float">
            <text:p>87</text:p>
          </table:table-cell>
          <table:table-cell table:formula="of:=[.D3]/[.C3]^2" office:value-type="float" office:value="29.0687961508904" calcext:value-type="float">
            <text:p>29.1</text:p>
          </table:table-cell>
          <table:table-cell table:formula="of:=[.E3]-[.$B$12]" office:value-type="float" office:value="6.66109668188719" calcext:value-type="float">
            <text:p>6.66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table:formula="of:=VLOOKUP([.A4];[$Name.A$1:.B$8];2)" office:value-type="string" office:string-value="Patient 4" calcext:value-type="string">
            <text:p>Patient 4</text:p>
          </table:table-cell>
          <table:table-cell table:formula="of:=VLOOKUP([.A4];[$Data.A$1:.C$9];3;0)/39.37" office:value-type="float" office:value="1.8" calcext:value-type="float">
            <text:p>1.80</text:p>
          </table:table-cell>
          <table:table-cell table:formula="of:=VLOOKUP([.A4];[$Data.A$2:.B$9];2;0)/2.2" office:value-type="float" office:value="75" calcext:value-type="float">
            <text:p>75</text:p>
          </table:table-cell>
          <table:table-cell table:formula="of:=[.D4]/[.C4]^2" office:value-type="float" office:value="23.1481481481481" calcext:value-type="float">
            <text:p>23.1</text:p>
          </table:table-cell>
          <table:table-cell table:formula="of:=[.E4]-[.$B$12]" office:value-type="float" office:value="0.740448679144897" calcext:value-type="float">
            <text:p>0.74</text:p>
          </table:table-cell>
        </table:table-row>
        <table:table-row table:style-name="ro1">
          <table:table-cell office:value-type="float" office:value="20302" calcext:value-type="float">
            <text:p>20302</text:p>
          </table:table-cell>
          <table:table-cell table:formula="of:=VLOOKUP([.A5];[$Name.A$1:.B$8];2)" office:value-type="string" office:string-value="Patient 1" calcext:value-type="string">
            <text:p>Patient 1</text:p>
          </table:table-cell>
          <table:table-cell table:formula="of:=VLOOKUP([.A5];[$Data.A$1:.C$9];3;0)/39.37" office:value-type="float" office:value="1.65" calcext:value-type="float">
            <text:p>1.65</text:p>
          </table:table-cell>
          <table:table-cell table:formula="of:=VLOOKUP([.A5];[$Data.A$2:.B$9];2;0)/2.2" office:value-type="float" office:value="44.1363636363636" calcext:value-type="float">
            <text:p>44</text:p>
          </table:table-cell>
          <table:table-cell table:formula="of:=[.D5]/[.C5]^2" office:value-type="float" office:value="16.2117038150096" calcext:value-type="float">
            <text:p>16.2</text:p>
          </table:table-cell>
          <table:table-cell table:formula="of:=[.E5]-[.$B$12]" office:value-type="float" office:value="-6.19599565399365" calcext:value-type="float">
            <text:p>-6.20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table:formula="of:=VLOOKUP([.A6];[$Name.A$1:.B$8];2)" office:value-type="string" office:string-value="Patient 8" calcext:value-type="string">
            <text:p>Patient 8</text:p>
          </table:table-cell>
          <table:table-cell table:formula="of:=VLOOKUP([.A6];[$Data.A$1:.C$9];3;0)/39.37" office:value-type="float" office:value="1.87" calcext:value-type="float">
            <text:p>1.87</text:p>
          </table:table-cell>
          <table:table-cell table:formula="of:=VLOOKUP([.A6];[$Data.A$2:.B$9];2;0)/2.2" office:value-type="float" office:value="84.0909090909091" calcext:value-type="float">
            <text:p>84</text:p>
          </table:table-cell>
          <table:table-cell table:formula="of:=[.D6]/[.C6]^2" office:value-type="float" office:value="24.0472730392373" calcext:value-type="float">
            <text:p>24.0</text:p>
          </table:table-cell>
          <table:table-cell table:formula="of:=[.E6]-[.$B$12]" office:value-type="float" office:value="1.6395735702341" calcext:value-type="float">
            <text:p>1.64</text:p>
          </table:table-cell>
        </table:table-row>
        <table:table-row table:style-name="ro1">
          <table:table-cell office:value-type="float" office:value="37512" calcext:value-type="float">
            <text:p>37512</text:p>
          </table:table-cell>
          <table:table-cell table:formula="of:=VLOOKUP([.A7];[$Name.A$1:.B$8];2)" office:value-type="string" office:string-value="Patient 5" calcext:value-type="string">
            <text:p>Patient 5</text:p>
          </table:table-cell>
          <table:table-cell table:formula="of:=VLOOKUP([.A7];[$Data.A$1:.C$9];3;0)/39.37" office:value-type="float" office:value="1.93" calcext:value-type="float">
            <text:p>1.93</text:p>
          </table:table-cell>
          <table:table-cell table:formula="of:=VLOOKUP([.A7];[$Data.A$2:.B$9];2;0)/2.2" office:value-type="float" office:value="80" calcext:value-type="float">
            <text:p>80</text:p>
          </table:table-cell>
          <table:table-cell table:formula="of:=[.D7]/[.C7]^2" office:value-type="float" office:value="21.4770866331982" calcext:value-type="float">
            <text:p>21.5</text:p>
          </table:table-cell>
          <table:table-cell table:formula="of:=[.E7]-[.$B$12]" office:value-type="float" office:value="-0.930612835805047" calcext:value-type="float">
            <text:p>-0.93</text:p>
          </table:table-cell>
        </table:table-row>
        <table:table-row table:style-name="ro1">
          <table:table-cell office:value-type="float" office:value="37694" calcext:value-type="float">
            <text:p>37694</text:p>
          </table:table-cell>
          <table:table-cell table:formula="of:=VLOOKUP([.A8];[$Name.A$1:.B$8];2)" office:value-type="string" office:string-value="Patient 6" calcext:value-type="string">
            <text:p>Patient 6</text:p>
          </table:table-cell>
          <table:table-cell table:formula="of:=VLOOKUP([.A8];[$Data.A$1:.C$9];3;0)/39.37" office:value-type="float" office:value="1.55" calcext:value-type="float">
            <text:p>1.55</text:p>
          </table:table-cell>
          <table:table-cell table:formula="of:=VLOOKUP([.A8];[$Data.A$2:.B$9];2;0)/2.2" office:value-type="float" office:value="54" calcext:value-type="float">
            <text:p>54</text:p>
          </table:table-cell>
          <table:table-cell table:formula="of:=[.D8]/[.C8]^2" office:value-type="float" office:value="22.4765868886576" calcext:value-type="float">
            <text:p>22.5</text:p>
          </table:table-cell>
          <table:table-cell table:formula="of:=[.E8]-[.$B$12]" office:value-type="float" office:value="0.0688874196543949" calcext:value-type="float">
            <text:p>0.07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table:formula="of:=VLOOKUP([.A9];[$Name.A$1:.B$8];2)" office:value-type="string" office:string-value="Patient 7" calcext:value-type="string">
            <text:p>Patient 7</text:p>
          </table:table-cell>
          <table:table-cell table:formula="of:=VLOOKUP([.A9];[$Data.A$1:.C$9];3;0)/39.37" office:value-type="float" office:value="1.89" calcext:value-type="float">
            <text:p>1.89</text:p>
          </table:table-cell>
          <table:table-cell table:formula="of:=VLOOKUP([.A9];[$Data.A$2:.B$9];2;0)/2.2" office:value-type="float" office:value="90" calcext:value-type="float">
            <text:p>90</text:p>
          </table:table-cell>
          <table:table-cell table:formula="of:=[.D9]/[.C9]^2" office:value-type="float" office:value="25.1952632905014" calcext:value-type="float">
            <text:p>25.2</text:p>
          </table:table-cell>
          <table:table-cell table:formula="of:=[.E9]-[.$B$12]" office:value-type="float" office:value="2.78756382149813" calcext:value-type="float">
            <text:p>2.79</text:p>
          </table:table-cell>
        </table:table-row>
        <table:table-row table:style-name="ro1">
          <table:table-cell office:value-type="float" office:value="92262" calcext:value-type="float">
            <text:p>92262</text:p>
          </table:table-cell>
          <table:table-cell table:formula="of:=VLOOKUP([.A10];[$Name.A$1:.B$8];2)" office:value-type="string" office:string-value="Patient 2" calcext:value-type="string">
            <text:p>Patient 2</text:p>
          </table:table-cell>
          <table:table-cell table:formula="of:=VLOOKUP([.A10];[$Data.A$1:.C$9];3;0)/39.37" office:value-type="float" office:value="1.85420370840742" calcext:value-type="float">
            <text:p>1.85</text:p>
          </table:table-cell>
          <table:table-cell table:formula="of:=VLOOKUP([.A10];[$Data.A$2:.B$9];2;0)/2.2" office:value-type="float" office:value="60.6363636363636" calcext:value-type="float">
            <text:p>61</text:p>
          </table:table-cell>
          <table:table-cell table:formula="of:=[.D10]/[.C10]^2" office:value-type="float" office:value="17.6367377863833" calcext:value-type="float">
            <text:p>17.6</text:p>
          </table:table-cell>
          <table:table-cell table:formula="of:=[.E10]-[.$B$12]" office:value-type="float" office:value="-4.77096168262" calcext:value-type="float">
            <text:p>-4.77</text:p>
          </table:table-cell>
        </table:table-row>
        <table:table-row table:style-name="ro1"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style-name="ce11" table:formula="of:=AVERAGE([.E3:.E10])" office:value-type="float" office:value="22.4076994690032" calcext:value-type="float">
            <text:p>22.41</text:p>
          </table:table-cell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style-name="ce1" table:number-columns-repeated="4"/>
          <table:table-cell table:style-name="Default" table:number-columns-repeated="2"/>
        </table:table-row>
        <calcext:conditional-formats>
          <calcext:conditional-format calcext:target-range-address="BMI.E3:BMI.E10">
            <calcext:condition calcext:apply-style-name="Untitled1" calcext:value="&gt;25" calcext:base-cell-address="BMI.E3"/>
            <calcext:condition calcext:apply-style-name="Untitled1" calcext:value="&lt;18" calcext:base-cell-address="BMI.E3"/>
          </calcext:conditional-format>
        </calcext:conditional-formats>
      </table:table>
      <table:table table:name="Name" table:style-name="ta1">
        <table:table-column table:style-name="co7" table:default-cell-style-name="ce1"/>
        <table:table-column table:style-name="co7" table:default-cell-style-name="ce2"/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Patient 1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Patient 3</text:p>
          </table:table-cell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string" calcext:value-type="string">
            <text:p>Patient 5</text:p>
          </table:table-cell>
        </table:table-row>
        <table:table-row table:style-name="ro1">
          <table:table-cell office:value-type="float" office:value="37694" calcext:value-type="float">
            <text:p>37694</text:p>
          </table:table-cell>
          <table:table-cell office:value-type="string" calcext:value-type="string">
            <text:p>Patient 6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string" calcext:value-type="string">
            <text:p>Patient 4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Patient 7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office:value-type="string" calcext:value-type="string">
            <text:p>Patient 8</text:p>
          </table:table-cell>
        </table:table-row>
        <table:table-row table:style-name="ro1">
          <table:table-cell office:value-type="float" office:value="92262" calcext:value-type="float">
            <text:p>92262</text:p>
          </table:table-cell>
          <table:table-cell office:value-type="string" calcext:value-type="string">
            <text:p>Patient 2</text:p>
          </table:table-cell>
        </table:table-row>
      </table:table>
      <table:table table:name="Data" table:style-name="ta1">
        <table:table-column table:style-name="co7" table:default-cell-style-name="ce1"/>
        <table:table-column table:style-name="co8" table:default-cell-style-name="ce1"/>
        <table:table-column table:style-name="co7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Weight (Lbs)</text:p>
          </table:table-cell>
          <table:table-cell table:style-name="Default" office:value-type="string" calcext:value-type="string">
            <text:p>Height (inches)</text:p>
          </table:table-cell>
        </table:table-row>
        <table:table-row table:style-name="ro1">
          <table:table-cell office:value-type="float" office:value="37694" calcext:value-type="float">
            <text:p>37694</text:p>
          </table:table-cell>
          <table:table-cell office:value-type="float" office:value="118.8" calcext:value-type="float">
            <text:p>118.8</text:p>
          </table:table-cell>
          <table:table-cell office:value-type="float" office:value="61.0235" calcext:value-type="float">
            <text:p>61.0</text:p>
          </table:table-cell>
        </table:table-row>
        <table:table-row table:style-name="ro1">
          <table:table-cell office:value-type="float" office:value="92262" calcext:value-type="float">
            <text:p>92262</text:p>
          </table:table-cell>
          <table:table-cell office:value-type="float" office:value="133.4" calcext:value-type="float">
            <text:p>133.4</text:p>
          </table:table-cell>
          <table:table-cell office:value-type="float" office:value="73" calcext:value-type="float">
            <text:p>73.0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float" office:value="191.4" calcext:value-type="float">
            <text:p>191.4</text:p>
          </table:table-cell>
          <table:table-cell office:value-type="float" office:value="68.1101" calcext:value-type="float">
            <text:p>68.1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165" calcext:value-type="float">
            <text:p>165</text:p>
          </table:table-cell>
          <table:table-cell office:value-type="float" office:value="70.866" calcext:value-type="float">
            <text:p>70.9</text:p>
          </table:table-cell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float" office:value="176" calcext:value-type="float">
            <text:p>176</text:p>
          </table:table-cell>
          <table:table-cell office:value-type="float" office:value="75.9841" calcext:value-type="float">
            <text:p>76.0</text:p>
          </table:table-cell>
        </table:table-row>
        <table:table-row table:style-name="ro1">
          <table:table-cell table:style-name="Default" office:value-type="float" office:value="20302" calcext:value-type="float">
            <text:p>20302</text:p>
          </table:table-cell>
          <table:table-cell office:value-type="float" office:value="97.1" calcext:value-type="float">
            <text:p>97.1</text:p>
          </table:table-cell>
          <table:table-cell office:value-type="float" office:value="64.9605" calcext:value-type="float">
            <text:p>65.0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float" office:value="198" calcext:value-type="float">
            <text:p>198</text:p>
          </table:table-cell>
          <table:table-cell office:value-type="float" office:value="74.4093" calcext:value-type="float">
            <text:p>74.4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office:value-type="float" office:value="185" calcext:value-type="float">
            <text:p>185</text:p>
          </table:table-cell>
          <table:table-cell office:value-type="float" office:value="73.6219" calcext:value-type="float">
            <text:p>73.6</text:p>
          </table:table-cell>
        </table:table-row>
      </table:table>
      <table:named-expressions/>
      <table:database-ranges>
        <table:database-range table:name="__Anonymous_Sheet_DB__0" table:target-range-address="BMI.A3:BMI.D10" table:contains-header="false"/>
        <table:database-range table:name="__Anonymous_Sheet_DB__1" table:target-range-address="Name.A1:Name.B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.A1:Data.B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mk" fo:country="M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mk" fo:country="M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 loext:vertical-justify="auto"/>
      <style:paragraph-properties css3t:text-justify="auto"/>
    </style:style>
    <style:style style:name="Untitled3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1-14T22:45:00.159000000</meta:creation-date>
    <dc:date>2022-11-21T19:37:17.023000000</dc:date>
    <meta:editing-duration>PT1H31M36S</meta:editing-duration>
    <meta:editing-cycles>4</meta:editing-cycles>
    <meta:generator>LibreOffice/7.4.2.3$Windows_X86_64 LibreOffice_project/382eef1f22670f7f4118c8c2dd222ec7ad009daf</meta:generator>
    <meta:document-statistic meta:table-count="3" meta:cell-count="1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61cm" svg:height="8.908cm" xlink:href=".." xlink:type="simple" chart:class="chart:bar" chart:column-mapping="1 0" chart:style-name="ch1">
        <chart:legend chart:legend-position="end" svg:x="15.534cm" svg:y="3.9cm" style:legend-expansion="high" chart:style-name="ch2"/>
        <chart:plot-area chart:style-name="ch3" table:cell-range-address="BMI.B2:BMI.C10 BMI.F2:BMI.F10" chart:data-source-has-labels="both" svg:x="0.359cm" svg:y="0.178cm" svg:width="14.816cm" svg:height="8.552cm">
          <chart:coordinate-region svg:x="1.414cm" svg:y="0.38cm" svg:width="13.761cm" svg:height="8.148cm"/>
          <chart:axis chart:dimension="x" chart:name="primary-x" chart:style-name="ch4" chartooo:axis-type="auto">
            <chartooo:date-scale/>
            <chart:categories table:cell-range-address="BMI.B3:BMI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MI.F3:BMI.F10" chart:label-cell-address="BMI.F2:BMI.F2" chart:class="chart:bar">
            <chart:data-point chart:repeated="8"/>
          </chart:series>
          <chart:series chart:style-name="ch8" chart:values-cell-range-address="BMI.C3:BMI.C10" chart:label-cell-address="BMI.C2:BMI.C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I DIFF</text:p>
                <draw:g>
                  <svg:desc>BMI.F2:BMI.F2</svg:desc>
                </draw:g>
              </table:table-cell>
              <table:table-cell office:value-type="string">
                <text:p>Height (m)</text:p>
                <draw:g>
                  <svg:desc>BMI.C2:BMI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ient 3</text:p>
                <draw:g>
                  <svg:desc>BMI.B3:BMI.B10</svg:desc>
                </draw:g>
              </table:table-cell>
              <table:table-cell office:value-type="float" office:value="6.66109668188719">
                <text:p>6.66109668188719</text:p>
                <draw:g>
                  <svg:desc>BMI.F3:BMI.F10</svg:desc>
                </draw:g>
              </table:table-cell>
              <table:table-cell office:value-type="float" office:value="1.73">
                <text:p>1.73</text:p>
                <draw:g>
                  <svg:desc>BMI.C3:BMI.C10</svg:desc>
                </draw:g>
              </table:table-cell>
            </table:table-row>
            <table:table-row>
              <table:table-cell office:value-type="string">
                <text:p>Patient 4</text:p>
              </table:table-cell>
              <table:table-cell office:value-type="float" office:value="0.740448679144897">
                <text:p>0.74044867914489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atient 1</text:p>
              </table:table-cell>
              <table:table-cell office:value-type="float" office:value="-6.19599565399365">
                <text:p>-6.195995653993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Patient 8</text:p>
              </table:table-cell>
              <table:table-cell office:value-type="float" office:value="1.6395735702341">
                <text:p>1.639573570234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Patient 5</text:p>
              </table:table-cell>
              <table:table-cell office:value-type="float" office:value="-0.930612835805047">
                <text:p>-0.93061283580504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Patient 6</text:p>
              </table:table-cell>
              <table:table-cell office:value-type="float" office:value="0.0688874196543949">
                <text:p>0.068887419654394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Patient 7</text:p>
              </table:table-cell>
              <table:table-cell office:value-type="float" office:value="2.78756382149813">
                <text:p>2.7875638214981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Patient 2</text:p>
              </table:table-cell>
              <table:table-cell office:value-type="float" office:value="-4.77096168262">
                <text:p>-4.77096168262</text:p>
              </table:table-cell>
              <table:table-cell office:value-type="float" office:value="1.85420370840742">
                <text:p>1.85420370840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